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9EDAE0A797BEE5C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EDAE0A797BEE5CF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Triomfantelijk toegang</text:span></text:p>
            <text:p text:style-name="P3"><text:span text:style-name="T2">(Johannes 12:12-19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8:17.726000000</dc:date>
    <meta:editing-duration>PT2H34M45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